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76">
            <text:p>57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81">
            <text:p>881</text:p>
          </table:table-cell>
          <table:table-cell table:style-name="ce23" office:value-type="float" office:value="161">
            <text:p>1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63">
            <text:p>2163</text:p>
          </table:table-cell>
          <table:table-cell table:style-name="ce23" office:value-type="float" office:value="165">
            <text:p>1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259">
            <text:p>16259</text:p>
          </table:table-cell>
          <table:table-cell table:style-name="ce23" office:value-type="float" office:value="1204">
            <text:p>12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312">
            <text:p>3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484">
            <text:p>12484</text:p>
          </table:table-cell>
          <table:table-cell table:style-name="ce23" office:value-type="float" office:value="1410">
            <text:p>14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72">
            <text:p>1872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47">
            <text:p>1547</text:p>
          </table:table-cell>
          <table:table-cell table:style-name="ce23" office:value-type="float" office:value="230">
            <text:p>2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346">
            <text:p>16346</text:p>
          </table:table-cell>
          <table:table-cell table:style-name="ce23" office:value-type="float" office:value="840">
            <text:p>8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43">
            <text:p>1443</text:p>
          </table:table-cell>
          <table:table-cell table:style-name="ce23" office:value-type="float" office:value="121">
            <text:p>1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195">
            <text:p>58195</text:p>
          </table:table-cell>
          <table:table-cell table:style-name="ce23" office:value-type="float" office:value="4732">
            <text:p>47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046">
            <text:p>10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59">
            <text:p>2259</text:p>
          </table:table-cell>
          <table:table-cell table:style-name="ce23" office:value-type="float" office:value="285">
            <text:p>2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414">
            <text:p>9414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942">
            <text:p>14942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049">
            <text:p>2049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41">
            <text:p>4541</text:p>
          </table:table-cell>
          <table:table-cell table:style-name="ce23" office:value-type="float" office:value="358">
            <text:p>3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4">
            <text:p>9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111">
            <text:p>5111</text:p>
          </table:table-cell>
          <table:table-cell table:style-name="ce23" office:value-type="float" office:value="255">
            <text:p>2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650">
            <text:p>44650</text:p>
          </table:table-cell>
          <table:table-cell table:style-name="ce23" office:value-type="float" office:value="2048">
            <text:p>20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3619">
            <text:p>83619</text:p>
          </table:table-cell>
          <table:table-cell table:style-name="ce23" office:value-type="float" office:value="4993">
            <text:p>49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1814">
            <text:p>141814</text:p>
          </table:table-cell>
          <table:table-cell table:style-name="ce23" office:value-type="float" office:value="9725">
            <text:p>97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